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e7f7e" officeooo:paragraph-rsid="000e7f7e" style:font-weight-asian="bold" style:font-weight-complex="bold"/>
    </style:style>
    <style:style style:name="P2" style:family="paragraph" style:parent-style-name="Standard">
      <style:text-properties fo:font-weight="bold" officeooo:rsid="000efa6d" officeooo:paragraph-rsid="000efa6d" style:font-weight-asian="bold" style:font-weight-complex="bold"/>
    </style:style>
    <style:style style:name="P3" style:family="paragraph" style:parent-style-name="Standard">
      <style:text-properties officeooo:paragraph-rsid="000df2de"/>
    </style:style>
    <style:style style:name="P4" style:family="paragraph" style:parent-style-name="Standard">
      <style:text-properties officeooo:rsid="000e7f7e" officeooo:paragraph-rsid="000e7f7e"/>
    </style:style>
    <style:style style:name="P5" style:family="paragraph" style:parent-style-name="Standard">
      <style:text-properties officeooo:paragraph-rsid="000e7f7e"/>
    </style:style>
    <style:style style:name="P6" style:family="paragraph" style:parent-style-name="Standard">
      <style:text-properties officeooo:paragraph-rsid="000efa6d"/>
    </style:style>
    <style:style style:name="P7" style:family="paragraph" style:parent-style-name="Standard">
      <style:text-properties fo:font-weight="normal" officeooo:rsid="000efa6d" officeooo:paragraph-rsid="000efa6d"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f1f35" officeooo:paragraph-rsid="000f1f35" style:font-weight-asian="normal" style:font-weight-complex="normal"/>
    </style:style>
    <style:style style:name="P9" style:family="paragraph" style:parent-style-name="Standard">
      <style:text-properties style:text-underline-style="none" fo:font-weight="normal" officeooo:rsid="000f1f35" officeooo:paragraph-rsid="000f1f35" style:font-weight-asian="normal" style:font-weight-complex="normal"/>
    </style:style>
    <style:style style:name="P10" style:family="paragraph" style:parent-style-name="Standard">
      <style:text-properties style:text-underline-style="none" fo:font-weight="bold" officeooo:rsid="000f1f35" officeooo:paragraph-rsid="000f1f35" style:font-weight-asian="bold" style:font-weight-complex="bold"/>
    </style:style>
    <style:style style:name="P11" style:family="paragraph" style:parent-style-name="Text_20_body">
      <style:text-properties fo:font-weight="bold" officeooo:rsid="000e7f7e" officeooo:paragraph-rsid="000e7f7e" style:font-weight-asian="bold" style:font-weight-complex="bold"/>
    </style:style>
    <style:style style:name="P12" style:family="paragraph" style:parent-style-name="Text_20_body">
      <style:text-properties fo:font-weight="bold" officeooo:rsid="000efa6d" officeooo:paragraph-rsid="000efa6d" style:font-weight-asian="bold" style:font-weight-complex="bold"/>
    </style:style>
    <style:style style:name="P13" style:family="paragraph" style:parent-style-name="Text_20_body">
      <style:text-properties officeooo:rsid="000efa6d" officeooo:paragraph-rsid="000efa6d"/>
    </style:style>
    <style:style style:name="P14" style:family="paragraph" style:parent-style-name="Text_20_body">
      <style:text-properties officeooo:paragraph-rsid="000efa6d"/>
    </style:style>
    <style:style style:name="P15" style:family="paragraph" style:parent-style-name="Text_20_body">
      <style:text-properties fo:font-weight="normal" officeooo:rsid="000efa6d" officeooo:paragraph-rsid="000efa6d" style:font-weight-asian="normal" style:font-weight-complex="normal"/>
    </style:style>
    <style:style style:name="P16" style:family="paragraph" style:parent-style-name="Standard">
      <style:text-properties fo:font-weight="bold" officeooo:rsid="000efa6d" officeooo:paragraph-rsid="000efa6d" style:font-weight-asian="bold" style:font-weight-complex="bold"/>
    </style:style>
    <style:style style:name="P17" style:family="paragraph" style:parent-style-name="Standard">
      <style:text-properties style:text-underline-style="none" fo:font-weight="normal" officeooo:rsid="000efa6d" officeooo:paragraph-rsid="000f1f35" style:font-weight-asian="normal" style:font-weight-complex="normal"/>
    </style:style>
    <style:style style:name="P18" style:family="paragraph" style:parent-style-name="Standard">
      <style:text-properties style:text-underline-style="none" fo:font-weight="normal" officeooo:rsid="00105e67" officeooo:paragraph-rsid="00105e67" style:font-weight-asian="normal" style:font-weight-complex="normal"/>
    </style:style>
    <style:style style:name="P19" style:family="paragraph" style:parent-style-name="Standard">
      <style:text-properties officeooo:paragraph-rsid="00105e67"/>
    </style:style>
    <style:style style:name="P20" style:family="paragraph" style:parent-style-name="Standard">
      <style:text-properties officeooo:rsid="00105e67" officeooo:paragraph-rsid="00105e67"/>
    </style:style>
    <style:style style:name="P21" style:family="paragraph" style:parent-style-name="Standard">
      <style:text-properties style:text-underline-style="solid" style:text-underline-width="auto" style:text-underline-color="font-color" fo:font-weight="bold" officeooo:rsid="00105e67" officeooo:paragraph-rsid="00105e67"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244df" officeooo:paragraph-rsid="001244df" style:font-weight-asian="bold" style:font-weight-complex="bold"/>
    </style:style>
    <style:style style:name="P23" style:family="paragraph" style:parent-style-name="Standard">
      <style:text-properties officeooo:rsid="00121fcb" officeooo:paragraph-rsid="00121fcb"/>
    </style:style>
    <style:style style:name="P24" style:family="paragraph" style:parent-style-name="Standard">
      <style:paragraph-properties fo:text-align="start" style:justify-single-word="false"/>
      <style:text-properties officeooo:rsid="001244df" officeooo:paragraph-rsid="001244df"/>
    </style:style>
    <style:style style:name="P25" style:family="paragraph" style:parent-style-name="Standard">
      <style:paragraph-properties fo:text-align="start" style:justify-single-word="false"/>
      <style:text-properties officeooo:paragraph-rsid="00105e67"/>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fo:font-weight="normal" officeooo:rsid="000efa6d" officeooo:paragraph-rsid="000efa6d" style:font-weight-asian="normal" style:font-weight-complex="normal"/>
    </style:style>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0df2de" style:font-weight-asian="bold" style:font-weight-complex="bold"/>
    </style:style>
    <style:style style:name="T3" style:family="text">
      <style:text-properties fo:font-weight="bold" officeooo:rsid="000e7f7e" style:font-weight-asian="bold" style:font-weight-complex="bold"/>
    </style:style>
    <style:style style:name="T4" style:family="text">
      <style:text-properties fo:font-weight="bold" officeooo:rsid="000efa6d" style:font-weight-asian="bold" style:font-weight-complex="bold"/>
    </style:style>
    <style:style style:name="T5" style:family="text">
      <style:text-properties officeooo:rsid="000efa6d"/>
    </style:style>
    <style:style style:name="T6" style:family="text">
      <style:text-properties fo:font-weight="normal" style:font-weight-asian="normal" style:font-weight-complex="normal"/>
    </style:style>
    <style:style style:name="T7" style:family="text">
      <style:text-properties fo:font-weight="normal" officeooo:rsid="000efa6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05e67"/>
    </style:style>
    <style:style style:name="T10" style:family="text">
      <style:text-properties style:text-underline-style="none"/>
    </style:style>
    <style:style style:name="T11" style:family="text">
      <style:text-properties style:text-underline-style="none" fo:font-weight="bold" officeooo:rsid="000efa6d" style:font-weight-asian="bold" style:font-weight-complex="bold"/>
    </style:style>
    <style:style style:name="T12" style:family="text">
      <style:text-properties style:text-underline-style="none" officeooo:rsid="000efa6d"/>
    </style:style>
    <style:style style:name="T13" style:family="text">
      <style:text-properties style:text-underline-style="none" fo:font-weight="normal" officeooo:rsid="00105e67" style:font-weight-asian="normal" style:font-weight-complex="normal"/>
    </style:style>
    <style:style style:name="T14" style:family="text">
      <style:text-properties officeooo:rsid="00105e6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File Locking: </text:span>File locking is a mechanism which allows only one process to access a file at any specific time. By using file locking mechanism, many processes can read/write a single file in a safer way.</text:p>
      <text:p text:style-name="P4"/>
      <text:p text:style-name="P1">Why file locking?</text:p>
      <text:p text:style-name="P5"><text:span text:style-name="T3"><text:tab/></text:span>We will take the following example to understand why file locking is required.</text:p>
      <text:list xml:id="list3295249907238487270" text:style-name="L1">
        <text:list-item>
          <text:p text:style-name="P31">Process “A” opens and reads a file which contains account related information. </text:p>
        </text:list-item>
        <text:list-item>
          <text:p text:style-name="P31">Process “B” also opens the file and reads the information in it. </text:p>
        </text:list-item>
        <text:list-item>
          <text:p text:style-name="P31">Now Process “A” changes the account balance of a record in its copy, and writes it back to the file. </text:p>
        </text:list-item>
        <text:list-item>
          <text:p text:style-name="P31">Process “B” which has no way of knowing that the file is changed since its last read, has the stale original value. It then changes the account balance of the same record, and writes back into the file. </text:p>
        </text:list-item>
        <text:list-item>
          <text:p text:style-name="P26">Now the file will have only the changes done by process “B”. </text:p>
        </text:list-item>
      </text:list>
      <text:p text:style-name="P5"><text:span text:style-name="T3">- -&gt; </text:span>The following are the two types of Linux file locking:</text:p>
      <text:list xml:id="list7520791928620749313" text:style-name="L2">
        <text:list-item>
          <text:p text:style-name="P32">Advisory locking </text:p>
        </text:list-item>
        <text:list-item>
          <text:p text:style-name="P27">Mandatory locking </text:p>
        </text:list-item>
      </text:list>
      <text:p text:style-name="P11">There are several types of advisory locks available in Linux:</text:p>
      <text:list xml:id="list3487373989460736712" text:style-name="L3">
        <text:list-item>
          <text:p text:style-name="P33">BSD locks (flock) </text:p>
        </text:list-item>
        <text:list-item>
          <text:p text:style-name="P33">POSIX record locks (fcntl, lockf) </text:p>
        </text:list-item>
        <text:list-item>
          <text:p text:style-name="P28">Open file description locks (fcntl) </text:p>
        </text:list-item>
      </text:list>
      <text:p text:style-name="P6"><text:span text:style-name="T4">Common Features: </text:span>The following features are common for locks of all types:</text:p>
      <text:list xml:id="list2731192856705895347" text:style-name="L4">
        <text:list-item>
          <text:p text:style-name="P34">All locks support blocking and non-blocking operations. </text:p>
        </text:list-item>
        <text:list-item>
          <text:p text:style-name="P34">Locks are allowed only on files, but not directories. </text:p>
        </text:list-item>
        <text:list-item>
          <text:p text:style-name="P29">Locks are automatically removed when the process exits or terminates. It’s guaranteed that if a lock is acquired, the process acquiring the lock is still alive. </text:p>
        </text:list-item>
      </text:list>
      <text:p text:style-name="P12">BSD locks: <text:span text:style-name="T6">This provided by flock system call</text:span></text:p>
      <text:p text:style-name="P12">Syntax: <text:s/>int flock(int fd, int operation);</text:p>
      <text:p text:style-name="P15">retur <text:s/>values: 0 on success; -1 on failure</text:p>
      <text:p text:style-name="P14"><text:span text:style-name="T4">Example:</text:span><text:bookmark text:name="differing-features"/><text:span text:style-name="T4"> </text:span><text:span text:style-name="T7">Here i am taking two programms (lock.c and lock2.c)</text:span></text:p>
      <text:p text:style-name="P15">-&gt; From lock.c i am writing into a file(abc) at a time i am reading from file by lock2.c</text:p>
      <text:p text:style-name="P13"/>
      <text:p text:style-name="P13"/>
      <text:p text:style-name="P13"/>
      <text:p text:style-name="P13"/>
      <text:p text:style-name="P13"/>
      <text:p text:style-name="P13"/>
      <text:p text:style-name="P13"/>
      <text:p text:style-name="P12"><text:soft-page-break/>Lock.c:</text:p>
      <text:p text:style-name="P15">#include &lt;sys/file.h&gt; </text:p>
      <text:p text:style-name="P15">#include&lt;stdio.h&gt; </text:p>
      <text:p text:style-name="P15">#include&lt;stdlib.h&gt; </text:p>
      <text:p text:style-name="P15">#include &lt;sys/types.h&gt; </text:p>
      <text:p text:style-name="P15">#include &lt;sys/stat.h&gt; </text:p>
      <text:p text:style-name="P15">#include &lt;fcntl.h&gt; </text:p>
      <text:p text:style-name="P15"/>
      <text:p text:style-name="P15">int main() </text:p>
      <text:p text:style-name="P15">{ </text:p>
      <text:p text:style-name="P15"><text:s text:c="8"/>int flock_ret,fd,chmod_ret,ret; </text:p>
      <text:p text:style-name="P15"><text:s text:c="8"/>fd=open("abc",O_RDWR); </text:p>
      <text:p text:style-name="P15"><text:s text:c="8"/>printf("lock_fd:%d\n",fd); </text:p>
      <text:p text:style-name="P15"><text:s text:c="8"/>if(fd&lt;0) </text:p>
      <text:p text:style-name="P15"><text:s text:c="8"/>{ </text:p>
      <text:p text:style-name="P15"><text:s text:c="16"/>perror("open fails..."); </text:p>
      <text:p text:style-name="P15"><text:s text:c="16"/>exit(-1); </text:p>
      <text:p text:style-name="P15"><text:s text:c="8"/>} </text:p>
      <text:p text:style-name="P15"><text:s text:c="8"/>printf("open success..\n"); </text:p>
      <text:p text:style-name="P15"/>
      <text:p text:style-name="P15"><text:s text:c="8"/>flock_ret=flock(fd, LOCK_EX|LOCK_NB ); </text:p>
      <text:p text:style-name="P15"><text:s text:c="8"/>if(flock_ret&lt;0) </text:p>
      <text:p text:style-name="P15"><text:s text:c="8"/>{ </text:p>
      <text:p text:style-name="P15"><text:s text:c="16"/>perror("flock fails..."); </text:p>
      <text:p text:style-name="P15"><text:s text:c="16"/>exit(-1); </text:p>
      <text:p text:style-name="P15"><text:s text:c="8"/>} </text:p>
      <text:p text:style-name="P15"><text:s text:c="8"/>printf("flock success...\n"); </text:p>
      <text:p text:style-name="P15">getchar(); </text:p>
      <text:p text:style-name="P15"><text:s text:c="8"/>ret=write(fd,"ferwerwrwr",10); </text:p>
      <text:p text:style-name="P15"><text:s text:c="8"/>if(ret&lt;0) </text:p>
      <text:p text:style-name="P15"><text:s text:c="8"/>{ </text:p>
      <text:p text:style-name="P15"><text:soft-page-break/><text:s text:c="16"/>perror("write.."); </text:p>
      <text:p text:style-name="P15"><text:s text:c="16"/>exit(-1); </text:p>
      <text:p text:style-name="P15"><text:s text:c="8"/>} </text:p>
      <text:p text:style-name="P15">printf("write success\n"); </text:p>
      <text:p text:style-name="P15"/>
      <text:p text:style-name="P15"><text:s text:c="8"/>getchar(); </text:p>
      <text:p text:style-name="P15"/>
      <text:p text:style-name="P15">} </text:p>
      <text:p text:style-name="P2">Lock2.c:</text:p>
      <text:p text:style-name="P7">#include&lt;stdio.h&gt; </text:p>
      <text:p text:style-name="P7">#include&lt;stdlib.h&gt; </text:p>
      <text:p text:style-name="P7">#include &lt;sys/types.h&gt; </text:p>
      <text:p text:style-name="P7">#include &lt;sys/stat.h&gt; </text:p>
      <text:p text:style-name="P7">#include &lt;fcntl.h&gt; </text:p>
      <text:p text:style-name="P7"/>
      <text:p text:style-name="P7">int main() </text:p>
      <text:p text:style-name="P7">{ </text:p>
      <text:p text:style-name="P7"><text:s text:c="8"/>int fd,write_ret,flock_ret; </text:p>
      <text:p text:style-name="P7"><text:s text:c="8"/>fd=open("abc",O_RDWR); </text:p>
      <text:p text:style-name="P7"><text:s text:c="8"/>printf("lock2_fd:%d\n",fd); </text:p>
      <text:p text:style-name="P7"><text:s text:c="8"/>if(fd&lt;0) </text:p>
      <text:p text:style-name="P7"><text:s text:c="8"/>{ </text:p>
      <text:p text:style-name="P7"><text:s text:c="16"/>perror("open fails.."); </text:p>
      <text:p text:style-name="P7"><text:s text:c="16"/>exit(-1); </text:p>
      <text:p text:style-name="P7"><text:s text:c="8"/>} </text:p>
      <text:p text:style-name="P7"><text:s text:c="8"/>printf("open succes...\n"); </text:p>
      <text:p text:style-name="P7"><text:s text:c="8"/>flock_ret=flock(fd, LOCK_EX|LOCK_NB); </text:p>
      <text:p text:style-name="P7"><text:s text:c="8"/>if(flock_ret&lt;0) </text:p>
      <text:p text:style-name="P7"><text:s text:c="8"/>{ </text:p>
      <text:p text:style-name="P7"><text:s text:c="16"/>perror("flock fails..."); </text:p>
      <text:p text:style-name="P7"><text:s text:c="16"/>exit(-1); </text:p>
      <text:p text:style-name="P7"><text:s text:c="8"/>} </text:p>
      <text:p text:style-name="P7"><text:s text:c="8"/>printf("flock success...\n"); </text:p>
      <text:p text:style-name="P7"/>
      <text:p text:style-name="P7"><text:s text:c="8"/>getchar(); </text:p>
      <text:p text:style-name="P7"><text:s text:c="8"/>char a[10]; </text:p>
      <text:p text:style-name="P7"><text:s text:c="8"/>write_ret=read(fd,a,7); </text:p>
      <text:p text:style-name="P7"><text:s text:c="8"/>if(write_ret&lt;0) </text:p>
      <text:p text:style-name="P7"><text:s text:c="8"/>{ </text:p>
      <text:p text:style-name="P7"><text:s text:c="16"/>perror("write fails.."); </text:p>
      <text:p text:style-name="P7"><text:s text:c="16"/>exit(-1); </text:p>
      <text:p text:style-name="P7"><text:s text:c="8"/>} </text:p>
      <text:p text:style-name="P7"><text:s text:c="8"/>write(1,a,7); </text:p>
      <text:p text:style-name="P7"><text:s text:c="8"/>printf("\n"); </text:p>
      <text:p text:style-name="P7">//getchar(); </text:p>
      <text:p text:style-name="P7">return 0; </text:p>
      <text:p text:style-name="P7">} </text:p>
      <text:p text:style-name="P7"><text:soft-page-break/><text:span text:style-name="T1">POSIX record locks (fcntl, lockf)</text:span> :</text:p>
      <text:p text:style-name="P7"/>
      <text:p text:style-name="P2">fcntl(): int fcntl(int fd, int cmd, ... /* arg */ );</text:p>
      <text:p text:style-name="P7">return values: non zero value for success ;-1 for failure</text:p>
      <text:p text:style-name="P7"><text:span text:style-name="T8">fcntl() structure:</text:span> </text:p>
      <text:p text:style-name="P7">struct flock { </text:p>
      <text:p text:style-name="P7"><text:s text:c="15"/>... </text:p>
      <text:p text:style-name="P7"><text:s text:c="15"/>short l_type; <text:s text:c="3"/>/* Type of lock: F_RDLCK, </text:p>
      <text:p text:style-name="P7"><text:s text:c="35"/>F_WRLCK, F_UNLCK */ </text:p>
      <text:p text:style-name="P7"><text:s text:c="15"/>short l_whence; <text:s/>/* How to interpret l_start: </text:p>
      <text:p text:style-name="P7"><text:s text:c="35"/>SEEK_SET, SEEK_CUR, SEEK_END */ </text:p>
      <text:p text:style-name="P7"><text:s text:c="15"/>off_t l_start; <text:s text:c="2"/>/* Starting offset for lock */ </text:p>
      <text:p text:style-name="P7"><text:s text:c="15"/>off_t l_len; <text:s text:c="4"/>/* Number of bytes to lock */ </text:p>
      <text:p text:style-name="P7"><text:s text:c="15"/>pid_t l_pid; <text:s text:c="4"/>/* PID of process blocking our lock </text:p>
      <text:p text:style-name="P7"><text:s text:c="35"/>(F_GETLK only) */ </text:p>
      <text:p text:style-name="P7"><text:s text:c="15"/>... </text:p>
      <text:p text:style-name="P7"><text:s text:c="11"/>}; </text:p>
      <text:p text:style-name="P8">Example:<text:span text:style-name="T10"> </text:span><text:span text:style-name="T11"><text:s/></text:span><text:span text:style-name="T12">Here i am taking two programms (lock.c and lock2.c)</text:span></text:p>
      <text:p text:style-name="P8"><text:span text:style-name="T12">-&gt; From lock</text:span><text:span text:style-name="T10">1_fcntl</text:span><text:span text:style-name="T12">.c i am writing into a file(abc) at a time i am reading from file by lock2_</text:span><text:span text:style-name="T10">fcntl</text:span><text:span text:style-name="T12">.c</text:span></text:p>
      <text:p text:style-name="P8">Lock1_fcntl.c:</text:p>
      <text:p text:style-name="P8"/>
      <text:p text:style-name="P17">#include &lt;unistd.h&gt; </text:p>
      <text:p text:style-name="P17">#include &lt;fcntl.h&gt; </text:p>
      <text:p text:style-name="P17">#include&lt;stdio.h&gt; </text:p>
      <text:p text:style-name="P17">#include&lt;stdlib.h&gt; </text:p>
      <text:p text:style-name="P17">#include &lt;sys/types.h&gt; </text:p>
      <text:p text:style-name="P17">#include &lt;sys/stat.h&gt; </text:p>
      <text:p text:style-name="P17"/>
      <text:p text:style-name="P17"/>
      <text:p text:style-name="P17">int main() </text:p>
      <text:p text:style-name="P17">{ </text:p>
      <text:p text:style-name="P17"><text:s text:c="8"/>int fd,fcntl_ret,write_ret; </text:p>
      <text:p text:style-name="P17"><text:s text:c="8"/>struct flock fp; </text:p>
      <text:p text:style-name="P17"/>
      <text:p text:style-name="P17"><text:s text:c="8"/>fd=open("xyz",O_WRONLY); </text:p>
      <text:p text:style-name="P17"><text:s text:c="8"/>if(fd&lt;0) </text:p>
      <text:p text:style-name="P17"><text:s text:c="8"/>{ </text:p>
      <text:p text:style-name="P17"><text:s text:c="16"/>perror("open fails..."); </text:p>
      <text:p text:style-name="P17"><text:s text:c="16"/>exit(-1); </text:p>
      <text:p text:style-name="P17"><text:s text:c="8"/>} </text:p>
      <text:p text:style-name="P17"><text:s text:c="8"/>printf("fd:%d\n",fd); </text:p>
      <text:p text:style-name="P17"><text:s text:c="8"/>printf("open success...\n"); </text:p>
      <text:p text:style-name="P17"/>
      <text:p text:style-name="P17"><text:s text:c="8"/>fp.l_type=F_WRLCK; </text:p>
      <text:p text:style-name="P17"><text:s text:c="8"/>fp.l_whence=SEEK_SET; </text:p>
      <text:p text:style-name="P17"><text:s text:c="8"/>fp.l_start = 0; <text:s text:c="8"/>// starting offset is zero </text:p>
      <text:p text:style-name="P17"><text:s text:c="8"/>fp.l_len = 0; </text:p>
      <text:p text:style-name="P17"><text:s text:c="8"/>fp.l_pid=0; </text:p>
      <text:p text:style-name="P17"><text:s text:c="8"/>fcntl_ret=fcntl(fd,F_SETLK,&amp;fp); </text:p>
      <text:p text:style-name="P17"><text:s text:c="8"/>if(fcntl_ret&lt;0) </text:p>
      <text:p text:style-name="P17"><text:s text:c="8"/>{ </text:p>
      <text:p text:style-name="P17"><text:s text:c="16"/>perror("fcntl fails.."); </text:p>
      <text:p text:style-name="P17"><text:soft-page-break/><text:s text:c="16"/>exit(-1); </text:p>
      <text:p text:style-name="P17"><text:s text:c="8"/>} </text:p>
      <text:p text:style-name="P17"><text:s text:c="8"/>printf("fcntl success...\n"); </text:p>
      <text:p text:style-name="P17"><text:s text:c="8"/>getchar(); </text:p>
      <text:p text:style-name="P17"><text:s text:c="8"/>write_ret=write(fd,"Good Evening... everyone",25); </text:p>
      <text:p text:style-name="P17"><text:s text:c="8"/>if(write_ret&lt;0) </text:p>
      <text:p text:style-name="P17"><text:s text:c="8"/>{ </text:p>
      <text:p text:style-name="P17"><text:s text:c="16"/>perror("write fails.."); </text:p>
      <text:p text:style-name="P17"><text:s text:c="16"/>exit(-1); </text:p>
      <text:p text:style-name="P17"><text:s text:c="8"/>} </text:p>
      <text:p text:style-name="P17"><text:s text:c="8"/>printf("Write success....\n"); </text:p>
      <text:p text:style-name="P17"><text:s text:c="8"/>getchar(); </text:p>
      <text:p text:style-name="P17">} </text:p>
      <text:p text:style-name="P8"/>
      <text:p text:style-name="P8"><text:span text:style-name="T5">L</text:span>ock2_fcntl.c</text:p>
      <text:p text:style-name="P9">#include &lt;unistd.h&gt; </text:p>
      <text:p text:style-name="P9">#include &lt;fcntl.h&gt; </text:p>
      <text:p text:style-name="P9">#include&lt;stdio.h&gt; </text:p>
      <text:p text:style-name="P9">#include&lt;stdlib.h&gt; </text:p>
      <text:p text:style-name="P9">#include &lt;sys/types.h&gt; </text:p>
      <text:p text:style-name="P9">#include &lt;sys/stat.h&gt; </text:p>
      <text:p text:style-name="P9"/>
      <text:p text:style-name="P9"/>
      <text:p text:style-name="P9">int main() </text:p>
      <text:p text:style-name="P9">{ </text:p>
      <text:p text:style-name="P9"><text:s text:c="8"/>int fd,fcntl_ret,read_ret; </text:p>
      <text:p text:style-name="P9"><text:s text:c="8"/>struct flock fp; </text:p>
      <text:p text:style-name="P9"/>
      <text:p text:style-name="P9"><text:s text:c="8"/>fd=open("xyz",O_RDONLY); </text:p>
      <text:p text:style-name="P9"><text:s text:c="8"/>if(fd&lt;0) </text:p>
      <text:p text:style-name="P9"><text:s text:c="8"/>{ </text:p>
      <text:p text:style-name="P9"><text:s text:c="16"/>perror("open fails..."); </text:p>
      <text:p text:style-name="P9"><text:s text:c="16"/>exit(-1); </text:p>
      <text:p text:style-name="P9"><text:s text:c="8"/>} </text:p>
      <text:p text:style-name="P9"><text:s text:c="8"/>printf("fd:%d\n",fd); </text:p>
      <text:p text:style-name="P9"><text:s text:c="8"/>printf("open success...\n"); </text:p>
      <text:p text:style-name="P9"><text:s text:c="8"/>//getchar(); </text:p>
      <text:p text:style-name="P9"><text:s text:c="8"/>fp.l_type=F_RDLCK; </text:p>
      <text:p text:style-name="P9"><text:s text:c="8"/>fp.l_whence=SEEK_SET; </text:p>
      <text:p text:style-name="P9"><text:s text:c="8"/>fp.l_start = 0; <text:s text:c="8"/>// starting offset is zero </text:p>
      <text:p text:style-name="P9"><text:s text:c="8"/>fp.l_len = 0; </text:p>
      <text:p text:style-name="P9"><text:s text:c="8"/>fp.l_pid=0; </text:p>
      <text:p text:style-name="P9"><text:s text:c="8"/>fcntl_ret=fcntl(fd,F_SETLK,&amp;fp); </text:p>
      <text:p text:style-name="P9"><text:s text:c="8"/>if(fcntl_ret&lt;0) </text:p>
      <text:p text:style-name="P9"><text:s text:c="8"/>{ </text:p>
      <text:p text:style-name="P9"><text:s text:c="16"/>perror("fcntl fails.."); </text:p>
      <text:p text:style-name="P9"><text:s text:c="16"/>exit(-1); </text:p>
      <text:p text:style-name="P9"><text:s text:c="8"/>} </text:p>
      <text:p text:style-name="P9"><text:s text:c="8"/>printf("fcntl success...\n"); </text:p>
      <text:p text:style-name="P9"><text:s text:c="8"/>getchar(); </text:p>
      <text:p text:style-name="P9"><text:s text:c="8"/>char a[20]; </text:p>
      <text:p text:style-name="P9"><text:s text:c="8"/>read_ret=read(fd,a,25); </text:p>
      <text:p text:style-name="P9"><text:soft-page-break/><text:s text:c="8"/>if(read_ret&lt;0) </text:p>
      <text:p text:style-name="P9"><text:s text:c="8"/>{ </text:p>
      <text:p text:style-name="P9"><text:s text:c="16"/>perror("read fails.."); </text:p>
      <text:p text:style-name="P9"><text:s text:c="16"/>exit(-1); </text:p>
      <text:p text:style-name="P9"><text:s text:c="8"/>} </text:p>
      <text:p text:style-name="P9"><text:s text:c="8"/>printf("read success....\n"); </text:p>
      <text:p text:style-name="P9"><text:s text:c="8"/>write(1,a,15); </text:p>
      <text:p text:style-name="P9"><text:s text:c="8"/>getchar(); </text:p>
      <text:p text:style-name="P9">} </text:p>
      <text:p text:style-name="P10">Lockf():</text:p>
      <text:p text:style-name="P10">syntax: <text:s/>int lockf(int fd, int cmd, off_t len);</text:p>
      <text:p text:style-name="P9">return values: 0 on success; -1 on failure</text:p>
      <text:p text:style-name="P9">cmd--&gt; F_LOCK Set <text:s/>an <text:s/>exclusive <text:s/>lock on the specified section of the file. <text:s/>If (part of) this section is already locked, the call blocks until the previous lock is released. <text:s/>If this section overlaps an earlier locked <text:s/>section, <text:s/>both <text:s/>are <text:s/>merged. Fi0e <text:s/>locks <text:s/>are released as soon as the process holding the locks closes some file descriptor for the file. <text:s/>A child process does not inherit these locks. </text:p>
      <text:p text:style-name="P9"/>
      <text:p text:style-name="P9"><text:s text:c="7"/>F_TLOCK </text:p>
      <text:p text:style-name="P9"><text:s text:c="14"/>Same as F_LOCK but the call never blocks and returns an error instead if the file is already locked. </text:p>
      <text:p text:style-name="P9"/>
      <text:p text:style-name="P9"><text:s text:c="7"/>F_ULOCK </text:p>
      <text:p text:style-name="P9"><text:s text:c="14"/>Unlock the indicated section of the file. <text:s/>This may cause a locked section to be split into two locked sections. </text:p>
      <text:p text:style-name="P9"/>
      <text:p text:style-name="P9"><text:s text:c="7"/>F_TEST Test the lock: return 0 if the specified section is unlocked or locked by this <text:s/>process; <text:s/>return <text:s/>-1, <text:s/>set <text:s/>errno <text:s/>to </text:p>
      <text:p text:style-name="P9"><text:s text:c="14"/>EAGAIN (EACCES on some other systems), if another process holds a lock. </text:p>
      <text:p text:style-name="P9"/>
      <text:p text:style-name="P8">Example:<text:span text:style-name="T10"> </text:span><text:span text:style-name="T12">Here i am taking two programms (lock.c and lock2.c)</text:span></text:p>
      <text:p text:style-name="P8"><text:span text:style-name="T12">-&gt; From lock</text:span><text:span text:style-name="T10">f</text:span><text:span text:style-name="T12">.c i am writing into a file(</text:span><text:span text:style-name="T10">pqr</text:span><text:span text:style-name="T12">) at a time i am reading from file by lock</text:span><text:span text:style-name="T10">f</text:span><text:span text:style-name="T12">2.c</text:span></text:p>
      <text:p text:style-name="P8"><text:span text:style-name="T5">l</text:span>ockf1.c</text:p>
      <text:p text:style-name="P9">#include &lt;unistd.h&gt; </text:p>
      <text:p text:style-name="P9">#include&lt;stdio.h&gt; </text:p>
      <text:p text:style-name="P9">#include&lt;stdlib.h&gt; </text:p>
      <text:p text:style-name="P9">#include &lt;sys/types.h&gt; </text:p>
      <text:p text:style-name="P9">#include &lt;sys/stat.h&gt; </text:p>
      <text:p text:style-name="P9">#include &lt;fcntl.h&gt; </text:p>
      <text:p text:style-name="P9">int main() </text:p>
      <text:p text:style-name="P9">{ </text:p>
      <text:p text:style-name="P9"><text:s text:c="8"/>int fd,lockf_ret,write_ret; </text:p>
      <text:p text:style-name="P9"><text:s text:c="8"/>off_t lseek_ret; </text:p>
      <text:p text:style-name="P9"><text:s text:c="8"/>fd=open("pqr",O_WRONLY); </text:p>
      <text:p text:style-name="P9"><text:s text:c="8"/>printf("fd:%d\n",fd); </text:p>
      <text:p text:style-name="P9"><text:s text:c="8"/>if(fd&lt;0) </text:p>
      <text:p text:style-name="P9"><text:s text:c="8"/>{ </text:p>
      <text:p text:style-name="P9"><text:s text:c="16"/>perror("open fails..."); </text:p>
      <text:p text:style-name="P9"><text:s text:c="16"/>exit(-1); </text:p>
      <text:p text:style-name="P9"><text:s text:c="8"/>} </text:p>
      <text:p text:style-name="P9"><text:s text:c="8"/>printf("open success...\n"); </text:p>
      <text:p text:style-name="P9"><text:s text:c="8"/>if((lseek_ret=lseek(fd,5,SEEK_SET))&lt;0) </text:p>
      <text:p text:style-name="P9"><text:s text:c="8"/>{ </text:p>
      <text:p text:style-name="P9"><text:soft-page-break/><text:s text:c="16"/>perror("lseek fails...\n"); </text:p>
      <text:p text:style-name="P9"><text:s text:c="16"/>exit(-1); </text:p>
      <text:p text:style-name="P9"><text:s text:c="8"/>} </text:p>
      <text:p text:style-name="P9"><text:s text:c="8"/>printf("lseek success...\n"); </text:p>
      <text:p text:style-name="P9"><text:s text:c="8"/>if((lockf_ret=lockf(fd,F_LOCK,15))&lt;0) </text:p>
      <text:p text:style-name="P9"><text:s text:c="8"/>{ </text:p>
      <text:p text:style-name="P9"><text:s text:c="16"/>perror("lockf fails..."); </text:p>
      <text:p text:style-name="P9"><text:s text:c="16"/>exit(-1); </text:p>
      <text:p text:style-name="P9"><text:s text:c="8"/>} </text:p>
      <text:p text:style-name="P9"><text:s text:c="8"/>printf("lockf success...\n"); </text:p>
      <text:p text:style-name="P9"><text:s text:c="8"/>getchar(); </text:p>
      <text:p text:style-name="P9"><text:s text:c="8"/>if((write_ret=write(fd,"12345678910120",14))&lt;0) </text:p>
      <text:p text:style-name="P9"><text:s text:c="8"/>{ </text:p>
      <text:p text:style-name="P9"><text:s text:c="16"/>perror("write fails..."); </text:p>
      <text:p text:style-name="P9"><text:s text:c="16"/>exit(-1); </text:p>
      <text:p text:style-name="P9"><text:s text:c="8"/>} </text:p>
      <text:p text:style-name="P9"><text:s text:c="8"/>printf("write successs...\n"); </text:p>
      <text:p text:style-name="P9">// <text:s text:c="5"/>getchar(); <text:s text:c="5"/></text:p>
      <text:p text:style-name="P9"/>
      <text:p text:style-name="P9">} </text:p>
      <text:p text:style-name="P9"/>
      <text:p text:style-name="P8">Locf2.c:</text:p>
      <text:p text:style-name="P9">#include &lt;unistd.h&gt; </text:p>
      <text:p text:style-name="P9">#include&lt;stdio.h&gt; </text:p>
      <text:p text:style-name="P9">#include&lt;stdlib.h&gt; </text:p>
      <text:p text:style-name="P9">#include &lt;sys/types.h&gt; </text:p>
      <text:p text:style-name="P9">#include &lt;sys/stat.h&gt; </text:p>
      <text:p text:style-name="P9">#include &lt;fcntl.h&gt; </text:p>
      <text:p text:style-name="P9">int main() </text:p>
      <text:p text:style-name="P9">{ </text:p>
      <text:p text:style-name="P9"><text:s text:c="8"/>int fd,lockf_ret,read_ret,i; </text:p>
      <text:p text:style-name="P9"><text:s text:c="8"/>off_t lseek_ret; </text:p>
      <text:p text:style-name="P9"><text:s text:c="8"/>fd=open("pqr",O_RDWR); </text:p>
      <text:p text:style-name="P9"><text:s text:c="8"/>printf("fd:%d\n",fd); </text:p>
      <text:p text:style-name="P9"><text:s text:c="8"/>if(fd&lt;0) </text:p>
      <text:p text:style-name="P9"><text:s text:c="8"/>{ </text:p>
      <text:p text:style-name="P9"><text:s text:c="16"/>perror("open fails..."); </text:p>
      <text:p text:style-name="P9"><text:s text:c="16"/>exit(-1); </text:p>
      <text:p text:style-name="P9"><text:s text:c="8"/>} </text:p>
      <text:p text:style-name="P9"><text:s text:c="8"/>printf("open success...\n"); </text:p>
      <text:p text:style-name="P9"><text:s text:c="8"/>if((lseek_ret=lseek(fd,5,SEEK_SET))&lt;0) </text:p>
      <text:p text:style-name="P9"><text:s text:c="8"/>{ </text:p>
      <text:p text:style-name="P9"><text:s text:c="16"/>perror("lseek fails...\n"); </text:p>
      <text:p text:style-name="P9"><text:s text:c="16"/>exit(-1); </text:p>
      <text:p text:style-name="P9"><text:s text:c="8"/>} </text:p>
      <text:p text:style-name="P9"><text:s text:c="8"/>printf("lseek success...\n"); </text:p>
      <text:p text:style-name="P9"><text:s text:c="8"/>if((lockf_ret=lockf(fd,F_LOCK,15))&lt;0) </text:p>
      <text:p text:style-name="P9"><text:s text:c="8"/>{ </text:p>
      <text:p text:style-name="P9"><text:s text:c="16"/>perror("lockf fails..."); </text:p>
      <text:p text:style-name="P9"><text:s text:c="16"/>exit(-1); </text:p>
      <text:p text:style-name="P9"><text:s text:c="8"/>} </text:p>
      <text:p text:style-name="P9"><text:s text:c="8"/>printf("lockf success...\n"); </text:p>
      <text:p text:style-name="P9"><text:soft-page-break/><text:s text:c="8"/>getchar(); </text:p>
      <text:p text:style-name="P9"><text:s text:c="8"/>char a[25]; </text:p>
      <text:p text:style-name="P9"><text:s text:c="8"/>if((read_ret=read(fd,a,14))&lt;0) </text:p>
      <text:p text:style-name="P9"><text:s text:c="8"/>{ </text:p>
      <text:p text:style-name="P9"><text:s text:c="16"/>perror("read fails..."); </text:p>
      <text:p text:style-name="P9"><text:s text:c="16"/>exit(-1); </text:p>
      <text:p text:style-name="P9"><text:s text:c="8"/>} </text:p>
      <text:p text:style-name="P9"><text:s text:c="8"/>printf("read successs...\n"); </text:p>
      <text:p text:style-name="P9"><text:s text:c="8"/>for(i=0;i&lt;14;i++) </text:p>
      <text:p text:style-name="P9"><text:s text:c="8"/>printf("%c",a[i]); </text:p>
      <text:p text:style-name="P9">// <text:s text:c="5"/>getchar(); <text:s text:c="5"/></text:p>
      <text:p text:style-name="P9"/>
      <text:p text:style-name="P9">} </text:p>
      <text:p text:style-name="P18"><text:span text:style-name="T1">Difference between</text:span> <text:span text:style-name="T4">BSD locks</text:span><text:span text:style-name="T1">(flock)</text:span><text:span text:style-name="T4"> </text:span><text:span text:style-name="T1">and </text:span><text:span text:style-name="T4">POSIX record locks (fcntl, lockf):</text:span></text:p>
      <text:p text:style-name="P21">lockf:</text:p>
      <text:p text:style-name="P19"><text:span text:style-name="T13">1. </text:span>The lock created by flock is associated with the File open table entry (struct file), not FD.</text:p>
      <text:p text:style-name="P19"><text:span text:style-name="T14">2.</text:span>child process inherits the lock of the parent process.</text:p>
      <text:p text:style-name="P20">3. mandatory lock not provided by BSD locks</text:p>
      <text:p text:style-name="P20"/>
      <text:p text:style-name="P19"><text:span text:style-name="T9">Example:</text:span>--<text:span text:style-name="T14">&gt; <text:s/>Opening the same file two time it's generate the two filedescriptors. And applying lock on the two fd's</text:span></text:p>
      <text:p text:style-name="P19"/>
      <text:p text:style-name="P20">#include &lt;stdio.h&gt;</text:p>
      <text:p text:style-name="P20">#include &lt;unistd.h&gt;</text:p>
      <text:p text:style-name="P20">#include &lt;stdlib.h&gt;</text:p>
      <text:p text:style-name="P20">#include &lt;sys/file.h&gt;</text:p>
      <text:p text:style-name="P20"></text:p>
      <text:p text:style-name="P20">int main (int argc, char * * argv)</text:p>
      <text:p text:style-name="P20"></text:p>
      <text:p text:style-name="P20">{</text:p>
      <text:p text:style-name="P20"></text:p>
      <text:p text:style-name="P20"><text:s text:c="2"/>int ret,write_ret,read_ret;</text:p>
      <text:p text:style-name="P20"></text:p>
      <text:p text:style-name="P20"><text:s text:c="2"/>int fd1 = open ("./tmp.txt", O_RDWR);</text:p>
      <text:p text:style-name="P20"></text:p>
      <text:p text:style-name="P20"><text:s text:c="2"/>int fd2 = open ("./tmp.txt", O_RDWR);</text:p>
      <text:p text:style-name="P20"></text:p>
      <text:p text:style-name="P20"><text:s text:c="2"/>printf ("Fd1:%d, fd2:%d\n", fd1, fd2);</text:p>
      <text:p text:style-name="P20"></text:p>
      <text:p text:style-name="P20"></text:p>
      <text:p text:style-name="P20"><text:s text:c="2"/>ret = flock (fd1,LOCK_EX);</text:p>
      <text:p text:style-name="P20"></text:p>
      <text:p text:style-name="P20"><text:s text:c="2"/>printf ("Get Lock1, ret:%d\n", ret);</text:p>
      <text:p text:style-name="P20"><text:s text:c="8"/>getchar();</text:p>
      <text:p text:style-name="P20"><text:s text:c="8"/>if((write_ret=write(fd1,"morning",7))&lt;0)</text:p>
      <text:p text:style-name="P20"><text:s text:c="8"/>{</text:p>
      <text:p text:style-name="P20"><text:s text:c="16"/>perror("write fails..");</text:p>
      <text:p text:style-name="P20"><text:s text:c="16"/>exit(-1);</text:p>
      <text:p text:style-name="P20"><text:s text:c="8"/>}</text:p>
      <text:p text:style-name="P20"><text:s text:c="8"/>printf("write success...\n");</text:p>
      <text:p text:style-name="P20"><text:s text:c="8"/>close(fd1);//without these statement below statement is not executed because with out <text:tab/>unlocking the fd1(when closing file it will be unlocked) second lock will not be applied i.e <text:soft-page-break/><text:tab/>without these it will enter into block state.(sol: when it is enter into block state we have to <text:tab/>change flag to LOCK_UN)</text:p>
      <text:p text:style-name="P20"><text:s text:c="2"/>ret = flock (fd2,LOCK_EX);</text:p>
      <text:p text:style-name="P20"></text:p>
      <text:p text:style-name="P20"><text:s text:c="2"/>printf ("Get Lock2, ret:%d\n", ret);</text:p>
      <text:p text:style-name="P20"><text:s text:c="8"/>getchar();</text:p>
      <text:p text:style-name="P20"><text:s text:c="8"/>char a[7];</text:p>
      <text:p text:style-name="P20"><text:s text:c="8"/>if((read_ret=read(fd2,a,7))&lt;0)</text:p>
      <text:p text:style-name="P20"><text:s text:c="8"/>{</text:p>
      <text:p text:style-name="P20"><text:s text:c="16"/>perror("read fails..");</text:p>
      <text:p text:style-name="P20"><text:s text:c="16"/>exit(-1);</text:p>
      <text:p text:style-name="P20"><text:s text:c="8"/>}</text:p>
      <text:p text:style-name="P20"><text:s text:c="8"/>printf("read success...\n");</text:p>
      <text:p text:style-name="P20"><text:s text:c="8"/>printf("\n%s\n",a);</text:p>
      <text:p text:style-name="P20"></text:p>
      <text:p text:style-name="P20"><text:s text:c="2"/>return 0;</text:p>
      <text:p text:style-name="P20">}</text:p>
      <text:p text:style-name="P21">fcntl:</text:p>
      <text:p text:style-name="P19"><text:span text:style-name="T13">1. </text:span>The lock is recursive, if a process has a lock on a file range, then the process attempts to add a lock in the same interval, the new locks will replace the old lock.</text:p>
      <text:p text:style-name="P19"><text:span text:style-name="T14">2. </text:span>When a descriptor is closed at any time, the process is freed from any lock on a file that can be referenced by this descriptor (which is set by the process), unlike flock.</text:p>
      <text:p text:style-name="P19"><text:span text:style-name="T14">3. </text:span>The child process produced by fork does not inherit the lock set by the parent process, and this differs from the flock.</text:p>
      <text:p text:style-name="P19"><text:span text:style-name="T14">4. </text:span>After exec, the new program can inherit the original program lock, this and flock is the same.</text:p>
      <text:p text:style-name="P20">5. mandatory locks provided using posix</text:p>
      <text:p text:style-name="P19"><text:span text:style-name="T14">6. </text:span>When the process terminates, all of the file locks that he creates are released, and so does the Doctor flock.</text:p>
      <text:p text:style-name="P19"/>
      <text:p text:style-name="P23"><text:span text:style-name="T8">Example</text:span> --&gt;<text:span text:style-name="T14">Opening the same file two time it's generate the two filedescriptors. And applying lock on the two fd's</text:span></text:p>
      <text:p text:style-name="P23"/>
      <text:p text:style-name="P23">#include &lt;stdio.h&gt;</text:p>
      <text:p text:style-name="P23">#include &lt;unistd.h&gt;</text:p>
      <text:p text:style-name="P23">#include &lt;stdlib.h&gt;</text:p>
      <text:p text:style-name="P23">#include &lt;sys/file.h&gt;</text:p>
      <text:p text:style-name="P23">#include &lt;fcntl.h&gt;</text:p>
      <text:p text:style-name="P23">int main (int argc, char * * argv)</text:p>
      <text:p text:style-name="P23"></text:p>
      <text:p text:style-name="P23">{</text:p>
      <text:p text:style-name="P23"></text:p>
      <text:p text:style-name="P23"><text:s text:c="2"/>struct flock fp;</text:p>
      <text:p text:style-name="P23"><text:s text:c="2"/>int ret,write_ret,read_ret;</text:p>
      <text:p text:style-name="P23"></text:p>
      <text:p text:style-name="P23"><text:s text:c="2"/>int fd1 = open ("./tmp2.txt", O_RDWR);</text:p>
      <text:p text:style-name="P23"></text:p>
      <text:p text:style-name="P23"><text:s text:c="2"/>int fd2 = open ("./tmp2.txt", O_RDWR);</text:p>
      <text:p text:style-name="P23"></text:p>
      <text:p text:style-name="P23"><text:s text:c="2"/>printf ("Fd1:%d, fd2:%d\n", fd1, fd2);</text:p>
      <text:p text:style-name="P23"></text:p>
      <text:p text:style-name="P23"><text:s text:c="8"/>fp.l_type=F_WRLCK;</text:p>
      <text:p text:style-name="P23"><text:s text:c="8"/>fp.l_whence=SEEK_SET;</text:p>
      <text:p text:style-name="P23"><text:soft-page-break/><text:s text:c="8"/>fp.l_start=0;</text:p>
      <text:p text:style-name="P23"><text:s text:c="8"/>fp.l_len=0;</text:p>
      <text:p text:style-name="P23"><text:s text:c="8"/>fp.l_pid=0;</text:p>
      <text:p text:style-name="P23"></text:p>
      <text:p text:style-name="P23"><text:s text:c="8"/>if(( ret = fcntl (fd1,F_SETLKW,&amp;fp))&lt;0)</text:p>
      <text:p text:style-name="P23"><text:s text:c="8"/>{</text:p>
      <text:p text:style-name="P23"><text:s text:c="16"/>perror("fcntl fails...");</text:p>
      <text:p text:style-name="P23"><text:s text:c="16"/>exit(-1);</text:p>
      <text:p text:style-name="P23"><text:s text:c="8"/>}</text:p>
      <text:p text:style-name="P23"></text:p>
      <text:p text:style-name="P23"><text:s text:c="2"/>printf ("lock success..\n");</text:p>
      <text:p text:style-name="P23"><text:s text:c="8"/>getchar();</text:p>
      <text:p text:style-name="P23"><text:s text:c="8"/>if((write_ret=write(fd1,"today Friday",12))&lt;0)</text:p>
      <text:p text:style-name="P23"><text:s text:c="8"/>{</text:p>
      <text:p text:style-name="P23"><text:s text:c="16"/>perror("write fails..");</text:p>
      <text:p text:style-name="P23"><text:s text:c="16"/>exit(-1);</text:p>
      <text:p text:style-name="P23"><text:s text:c="8"/>}</text:p>
      <text:p text:style-name="P23"><text:s text:c="8"/>printf("write success...\n");</text:p>
      <text:p text:style-name="P23"><text:s text:c="8"/>//close(fd1);</text:p>
      <text:p text:style-name="P23"><text:s text:c="8"/>if((ret = <text:s/>fcntl (fd2,F_SETLKW,&amp;fp))&lt;0)</text:p>
      <text:p text:style-name="P23"><text:s text:c="8"/>{</text:p>
      <text:p text:style-name="P23"><text:s text:c="16"/>perror("fcntl fails...");</text:p>
      <text:p text:style-name="P23"><text:s text:c="16"/>exit(-1);</text:p>
      <text:p text:style-name="P23"><text:s text:c="8"/>}</text:p>
      <text:p text:style-name="P23"><text:s text:c="2"/>printf ("lock2 success...\n");</text:p>
      <text:p text:style-name="P23"><text:s text:c="8"/>getchar();</text:p>
      <text:p text:style-name="P23"><text:s text:c="8"/>char a[12];</text:p>
      <text:p text:style-name="P23"><text:s text:c="8"/>if((read_ret=read(fd2,a,12))&lt;0)</text:p>
      <text:p text:style-name="P23"><text:s text:c="8"/>{</text:p>
      <text:p text:style-name="P23"><text:s text:c="16"/>perror("read fails..");</text:p>
      <text:p text:style-name="P23"><text:s text:c="16"/>exit(-1);</text:p>
      <text:p text:style-name="P23"><text:s text:c="8"/>}</text:p>
      <text:p text:style-name="P23"><text:s text:c="9"/>printf("read success...\n");</text:p>
      <text:p text:style-name="P23"><text:s text:c="8"/>printf("\n%s\n",a);</text:p>
      <text:p text:style-name="P23"></text:p>
      <text:p text:style-name="P23"><text:s text:c="2"/>return 0;</text:p>
      <text:p text:style-name="P23">}</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Mandatory locking</text:p>
      <text:p text:style-name="P24"/>
      <text:p text:style-name="P24"><text:s text:c="4"/>(Non-POSIX.) <text:s/>The above record locks may be either advisory or mandatory, and are advisory by default. Advisory locks are not enforced and are useful only between cooperating processes.</text:p>
      <text:p text:style-name="P24">Mandatory <text:s/>locks <text:s/>are <text:s/>enforced <text:s/>for <text:s/>all processes. <text:s/>If a process tries to perform an incompatible access (e.g., read(2) or write(2)) on a file region that has an incompatible mandatory lock, then the result depends upon whether the O_NONBLOCK flag is enabled for its open file description. <text:s/>If the O_NONBLOCK flag is not enabled, then system call is blocked until the lock is removed or converted to a mode that is compatible with the access. <text:s/>If the O_NONBLOCK flag is enabled, <text:s/>then <text:s/>the <text:s/>system call fails with the error EAGAIN.</text:p>
      <text:p text:style-name="P24">To <text:s/>make <text:s/>use <text:s/>of <text:s/>mandatory <text:s/>locks, <text:s/>mandatory <text:s/>locking must be enabled both on the filesystem that contains the file to be locked, and on the file itself. <text:s/>Mandatory locking is enabled on a filesystem using the "-o mand" option to mount(8), or the MS_MANDLOCK flag for mount(2). <text:s/>Mandatory locking is enabled on a file by disabling group execute permission on the file and</text:p>
      <text:p text:style-name="P24">enabling the set-group-ID permission bit (see chmod(1) and chmod(2)). The Linux implementation of mandatory locking is unreliab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4:49:35.877506834</meta:creation-date>
    <dc:date>2020-01-24T11:57:58.702651460</dc:date>
    <meta:editing-duration>PT23M36S</meta:editing-duration>
    <meta:editing-cycles>3</meta:editing-cycles>
    <meta:generator>LibreOffice/4.2.8.2$Linux_X86_64 LibreOffice_project/420m0$Build-2</meta:generator>
    <meta:document-statistic meta:table-count="0" meta:image-count="0" meta:object-count="0" meta:page-count="11" meta:paragraph-count="414" meta:word-count="1602" meta:character-count="14260" meta:non-whitespace-character-count="10056"/>
  </office:meta>
</office:document-meta>
</file>